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50000000452DD116079FDE1834C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0c2cd" draw:textarea-horizontal-align="justify" draw:textarea-vertical-align="middle" draw:auto-grow-height="false" fo:min-height="1.995cm" fo:min-width="1.745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fill="solid" draw:fill-color="#b4c7dc" draw:textarea-horizontal-align="justify" draw:textarea-vertical-align="middle" draw:auto-grow-height="false" fo:min-height="1.147cm" fo:min-width="7.425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solid" draw:textarea-vertical-align="middle"/>
    </style:style>
    <style:style style:name="gr6" style:family="graphic" style:parent-style-name="standard">
      <style:graphic-properties draw:fill="solid" draw:fill-color="#ffdbb6" draw:textarea-horizontal-align="justify" draw:textarea-vertical-align="middle" draw:auto-grow-height="false" fo:min-height="0.893cm" fo:min-width="3.183cm"/>
      <style:paragraph-properties style:writing-mode="lr-tb"/>
    </style:style>
    <style:style style:name="gr7" style:family="graphic" style:parent-style-name="objectwithoutfill">
      <style:graphic-properties svg:stroke-color="#7b3d00" draw:marker-end="Arrowheads_20_2" draw:marker-end-width="0.3cm" draw:fill="solid" draw:textarea-vertical-align="middle"/>
    </style:style>
    <style:style style:name="gr8" style:family="graphic" style:parent-style-name="objectwithoutfill">
      <style:graphic-properties svg:stroke-color="#395511" draw:marker-end="Arrowheads_20_2" draw:marker-end-width="0.3cm" draw:fill="solid" draw:textarea-vertical-align="middle"/>
    </style:style>
    <style:style style:name="gr9" style:family="graphic" style:parent-style-name="objectwithoutfill">
      <style:graphic-properties svg:stroke-color="#813709" draw:marker-end="Arrowheads_20_2" draw:marker-end-width="0.3cm" draw:fill="solid" draw:textarea-vertical-align="middle"/>
    </style:style>
    <style:style style:name="gr10" style:family="graphic" style:parent-style-name="standard">
      <style:graphic-properties draw:fill-color="#e0c2cd" draw:textarea-horizontal-align="justify" draw:textarea-vertical-align="middle" draw:auto-grow-height="false" fo:min-height="0.893cm" fo:min-width="2.721cm"/>
      <style:paragraph-properties style:writing-mode="lr-tb"/>
    </style:style>
    <style:style style:name="gr11" style:family="graphic" style:parent-style-name="objectwithoutfill">
      <style:graphic-properties svg:stroke-color="#3465a4" draw:marker-end="Arrowheads_20_2" draw:marker-end-width="0.3cm" draw:fill="solid" draw:textarea-vertical-align="middle"/>
    </style:style>
    <style:style style:name="gr12" style:family="graphic" style:parent-style-name="standard">
      <style:graphic-properties draw:fill="solid" draw:fill-color="#ffdbb6" draw:textarea-horizontal-align="justify" draw:textarea-vertical-align="middle" draw:auto-grow-height="false" fo:min-height="1.782cm" fo:min-width="3.18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e0c2cd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b4c7dc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ffdbb6"/>
      <style:paragraph-properties fo:text-align="center" style:writing-mode="lr-tb"/>
    </style:style>
    <style:style style:name="P8" style:family="paragraph">
      <loext:graphic-properties draw:fill-color="#e0c2cd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36cm" svg:height="4.179cm" svg:x="21.669cm" svg:y="13.978cm">
          <draw:image xlink:href="Pictures/100000000000050000000452DD116079FDE1834C.jpg" xlink:type="simple" xlink:show="embed" xlink:actuate="onLoad" draw:mime-type="image/jpeg">
            <text:p/>
          </draw:image>
        </draw:frame>
        <draw:custom-shape draw:style-name="gr2" draw:text-style-name="P3" xml:id="id3" draw:id="id3" draw:layer="layout" svg:width="3.175cm" svg:height="3.175cm" svg:x="4.699cm" svg:y="5.588cm">
          <text:p text:style-name="P2">CP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88cm" svg:height="0.878cm" svg:x="8.001cm" svg:y="9.01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4" draw:layer="layout" svg:width="0.671cm" svg:height="0.688cm" svg:x="8.019cm" svg:y="7.56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4" draw:text-style-name="P5" draw:layer="layout" svg:width="7.925cm" svg:height="1.397cm" svg:x="8.357cm" svg:y="15.483cm">
          <text:p text:style-name="P2">Brain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6.427cm" svg:y1="15.671cm" svg:x2="22.001cm" svg:y2="15.694cm" svg:d="M16427 15671l5574 23" svg:viewBox="0 0 5575 24">
          <text:p/>
        </draw:connector>
        <draw:line draw:style-name="gr5" draw:text-style-name="P6" draw:layer="layout" svg:x1="21.971cm" svg:y1="16.129cm" svg:x2="16.383cm" svg:y2="16.129cm">
          <text:p/>
        </draw:line>
        <draw:custom-shape draw:style-name="gr6" draw:text-style-name="P7" xml:id="id7" draw:id="id7" draw:layer="layout" svg:width="3.683cm" svg:height="1.143cm" svg:x="8.414cm" svg:y="13.589cm">
          <text:p text:style-name="P2">Sensors</text:p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3.683cm" svg:height="1.143cm" svg:x="12.514cm" svg:y="13.589cm">
          <text:p text:style-name="P2">Stimulation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246cm" svg:y1="15.494cm" svg:x2="10.246cm" svg:y2="14.732cm">
          <text:p/>
        </draw:line>
        <draw:connector draw:style-name="gr7" draw:text-style-name="P6" draw:layer="layout" draw:type="line" svg:x1="14.355cm" svg:y1="14.732cm" svg:x2="14.355cm" svg:y2="15.469cm" draw:start-shape="id1" draw:start-glue-point="2" svg:d="M14355 14732v737" svg:viewBox="0 0 1 738">
          <text:p/>
        </draw:connector>
        <draw:custom-shape draw:style-name="gr2" draw:text-style-name="P3" xml:id="id4" draw:id="id4" draw:layer="layout" svg:width="3.175cm" svg:height="3.175cm" svg:x="13.682cm" svg:y="5.588cm">
          <text:p text:style-name="P2">E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svg:x1="10.248cm" svg:y1="11.049cm" svg:x2="6.287cm" svg:y2="8.763cm" draw:start-shape="id2" draw:start-glue-point="0" draw:end-shape="id3" draw:end-glue-point="8" svg:d="M10248 11049v-1143h-3961v-1143" svg:viewBox="0 0 3962 2287">
          <text:p/>
        </draw:connector>
        <draw:connector draw:style-name="gr5" draw:text-style-name="P6" draw:layer="layout" svg:x1="10.248cm" svg:y1="11.049cm" svg:x2="15.27cm" svg:y2="8.763cm" draw:start-shape="id2" draw:start-glue-point="0" draw:end-shape="id4" draw:end-glue-point="8" svg:d="M10248 11049v-1143h5022v-1143" svg:viewBox="0 0 5023 2287">
          <text:p/>
        </draw:connector>
        <draw:connector draw:style-name="gr7" draw:text-style-name="P6" draw:layer="layout" draw:type="line" svg:x1="7.874cm" svg:y1="7.176cm" svg:x2="13.682cm" svg:y2="7.176cm" draw:start-shape="id3" draw:start-glue-point="10" draw:end-shape="id4" draw:end-glue-point="6" svg:d="M7874 7176h5808" svg:viewBox="0 0 5809 1">
          <text:p/>
        </draw:connector>
        <draw:connector draw:style-name="gr8" draw:text-style-name="P6" draw:layer="layout" draw:type="line" svg:x1="16.857cm" svg:y1="7.176cm" svg:x2="21.982cm" svg:y2="7.176cm" draw:start-shape="id4" draw:start-glue-point="10" svg:d="M16857 7176h5125" svg:viewBox="0 0 5126 1">
          <text:p/>
        </draw:connector>
        <draw:connector draw:style-name="gr9" draw:text-style-name="P6" draw:layer="layout" draw:type="lines" draw:line-skew="0cm -2.673cm" svg:x1="7.874cm" svg:y1="7.176cm" svg:x2="14.355cm" svg:y2="13.589cm" draw:start-shape="id3" draw:start-glue-point="10" draw:end-shape="id1" draw:end-glue-point="0" svg:d="M7874 7176h501l5980 3238v3175" svg:viewBox="0 0 6482 6414">
          <text:p/>
        </draw:connector>
        <draw:frame draw:style-name="gr3" draw:text-style-name="P4" draw:layer="layout" svg:width="2.354cm" svg:height="0.797cm" svg:x="21.971cm" svg:y="6.82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10" draw:text-style-name="P8" xml:id="id6" draw:id="id6" draw:layer="layout" svg:width="3.221cm" svg:height="1.143cm" svg:x="17.251cm" svg:y="9.34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951cm" svg:height="0.85cm" svg:x="17.422cm" svg:y="9.4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4" xml:id="id5" draw:id="id5" draw:layer="layout" svg:width="0.967cm" svg:height="0.797cm" svg:x="21.958cm" svg:y="9.5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onnector draw:style-name="gr11" draw:text-style-name="P6" draw:layer="layout" draw:type="line" svg:x1="20.472cm" svg:y1="9.927cm" svg:x2="21.958cm" svg:y2="9.926cm" draw:end-shape="id5" draw:end-glue-point="3" svg:d="M20472 9927l1486-1" svg:viewBox="0 0 1487 2">
          <text:p/>
        </draw:connector>
        <draw:connector draw:style-name="gr11" draw:text-style-name="P6" draw:layer="layout" draw:type="line" svg:x1="15.265cm" svg:y1="9.909cm" svg:x2="17.251cm" svg:y2="9.918cm" draw:end-shape="id6" draw:end-glue-point="3" svg:d="M15265 9909l1986 9" svg:viewBox="0 0 1987 10">
          <text:p/>
        </draw:connector>
        <draw:custom-shape draw:style-name="gr12" draw:text-style-name="P7" xml:id="id2" draw:id="id2" draw:layer="layout" svg:width="3.683cm" svg:height="2.032cm" svg:x="8.407cm" svg:y="11.049cm">
          <text:p text:style-name="P2">Filtering / </text:p>
          <text:p text:style-name="P2">Processing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0.255cm" svg:y1="13.589cm" svg:x2="10.248cm" svg:y2="13.081cm" draw:start-shape="id7" draw:start-glue-point="0" draw:end-shape="id2" draw:end-glue-point="2" svg:d="M10255 13589l-7-508" svg:viewBox="0 0 8 50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1T21:35:46.842342021</meta:creation-date>
    <dc:date>2023-02-23T13:15:20.450784831</dc:date>
    <meta:editing-duration>PT5H32M2S</meta:editing-duration>
    <meta:editing-cycles>38</meta:editing-cycles>
    <meta:generator>LibreOffice/7.3.7.2$Linux_X86_64 LibreOffice_project/30$Build-2</meta:generator>
    <meta:document-statistic meta:object-count="25"/>
  </office:meta>
</office:document-meta>
</file>

<file path=Object 1/content.xml><?xml version="1.0" encoding="utf-8"?>
<math xmlns="http://www.w3.org/1998/Math/MathML" display="block">
  <semantics>
    <mrow>
      <mrow>
        <mi>M</mi>
        <mo stretchy="false">=</mo>
        <mi>f</mi>
      </mrow>
      <mrow>
        <mo fence="true" form="prefix" stretchy="false">(</mo>
        <mrow>
          <mi>O</mi>
        </mrow>
        <mo fence="true" form="postfix" stretchy="false">)</mo>
      </mrow>
    </mrow>
    <annotation encoding="StarMath 5.0">M = f(O)</annotation>
  </semantics>
</math>
</file>

<file path=Object 2/content.xml><?xml version="1.0" encoding="utf-8"?>
<math xmlns="http://www.w3.org/1998/Math/MathML" display="block">
  <semantics>
    <msub>
      <mi>O</mi>
      <mi>t</mi>
    </msub>
    <annotation encoding="StarMath 5.0">O_{t} </annotation>
  </semantics>
</math>
</file>

<file path=Object 3/content.xml><?xml version="1.0" encoding="utf-8"?>
<math xmlns="http://www.w3.org/1998/Math/MathML" display="block">
  <semantics>
    <msub>
      <mi>θ</mi>
      <mi>t</mi>
    </msub>
    <annotation encoding="StarMath 5.0">%theta _{t}</annotation>
  </semantics>
</math>
</file>

<file path=Object 4/content.xml><?xml version="1.0" encoding="utf-8"?>
<math xmlns="http://www.w3.org/1998/Math/MathML" display="block">
  <semantics>
    <msub>
      <mi>M</mi>
      <mi>t</mi>
    </msub>
    <annotation encoding="StarMath 5.0"> M_t</annotation>
  </semantics>
</math>
</file>

<file path=Object 6/content.xml><?xml version="1.0" encoding="utf-8"?>
<math xmlns="http://www.w3.org/1998/Math/MathML" display="block">
  <semantics>
    <msub>
      <mi>M</mi>
      <mrow>
        <mi mathvariant="italic">pred</mi>
        <mi>,</mi>
        <mrow>
          <mi>t</mi>
          <mo stretchy="false">+</mo>
          <mn>1</mn>
        </mrow>
      </mrow>
    </msub>
    <annotation encoding="StarMath 5.0"> M _ {pred, t+1}</annotation>
  </semantics>
</math>
</file>